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AptLogSystem.init( RuntimeServices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locityAptLogSystem.VelocityAptLogSystem( Messager mess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AptLogSystem.logVelocityMessage( int level , java . lang . String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